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oleksi Baca di Tempat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Anggota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Anggota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Anggota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1:18:55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1T11:19:04.863000000</dc:date>
    <meta:editing-duration>PT2H24M26S</meta:editing-duration>
    <meta:editing-cycles>20</meta:editing-cycles>
    <meta:document-statistic meta:table-count="1" meta:cell-count="13" meta:object-count="0"/>
  </office:meta>
</office:document-meta>
</file>